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s.close( InputStream de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isLeadingPath( File leading , File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tils.createNew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toVMSPath( File f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FileUtils.translatePath( String toProce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Utils.isAbsolutePath( String file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ileUtils.setFileLastModified( File file , long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Vector filterChains , boolean overwrite , boolean preserveLastModified , String inputEncoding , String output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leUtils.readFully( Reader r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ntentEquals( File f1 , File f2 , boolean tex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boolean overwrite , boolean preserveLastModifie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contentEquals( File f1 , Fi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isUpToDate( long sourceTime , long destTime , long granu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normalize( final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, Vector filterChains , boolean overwrite , boolean preserveLastModified , String 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getParentFil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lose( Reader de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removeLeadingPath( File leading , File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Vector filterChains , boolean overwrite , boolean preserveLastModified , String 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dissect( String path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FileUtils.copyFile( File sourceFile , File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String sourceFile , String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delete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getFileTimestampGranulari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tils.isContextRelativePath( String file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Utils.createTempFile( String prefix , String suffix , File parentDir , boolean deleteOnEx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getRelativePath( File fromFile , File to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Utils.safeReadFully( 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newFil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lose( Channel de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getPathStack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tils.close( OutputStream de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getPath( List pathSt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isUpToDate( File source ,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boolean overwrite ,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Fil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s.accept( File di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readFully( Reader rdr , int bufferSiz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Utils.copyFile( File sourceFile , File destFile , FilterSetCollection filters , Vector filterChains , boolean overwrite , boolean preserveLastModified , boolean append , String inputEncoding , String output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, Vector filterChains , boolean overwrite , boolean preserveLastModified , String inputEncoding , String outputEncoding , Project pro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toURI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hasErrorInCase( File local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, boolean overwrite , boolean preserveLastModifie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resolveFile( File file , String fi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ileUtil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copyFile( String sourceFile , String destFile , FilterSetCollection filters , boolean overwrite , boolean preserve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Utils.createNewFile( File f , boolean mkdi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tils.createTempFile( String prefix , String suffix , File parentDir , boolean deleteOnExit , boolean create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ileUtils.fromURI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tils.isUpToDate( File source , File dest , long granular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close( Writer de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Utils.getFil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tryHardToDelete( File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Utils.isUpToDate( long sourceTime , long des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isSymbolicLink( File par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Utils.getFileURL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getDefaul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ileUtils.getPath( final List pathStack , final char separatorCh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eUtils.createTempFile( String prefix , String suffix , File paren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tils.rename( File from , File t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ileUtils.fileNameEquals( File f1 , File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